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6895in"/>
    </style:style>
    <style:style style:name="TableColumn3" style:family="table-column">
      <style:table-column-properties style:column-width="2.3652in"/>
    </style:style>
    <style:style style:name="TableColumn4" style:family="table-column">
      <style:table-column-properties style:column-width="2.8506in"/>
    </style:style>
    <style:style style:name="Table1" style:family="table" style:master-page-name="MPF0">
      <style:table-properties style:width="5.9055in" fo:margin-left="0in" table:align="left"/>
    </style:style>
    <style:style style:name="TableRow5" style:family="table-row">
      <style:table-row-properties style:min-row-height="0.3395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P13" style:parent-style-name="Normální" style:family="paragraph">
      <style:text-properties fo:font-weight="bold" style:font-weight-asian="bold" style:font-weight-complex="bold"/>
    </style:style>
    <style:style style:name="T14" style:parent-style-name="Standardnípísmoodstavce" style:family="text">
      <style:text-properties fo:font-weight="bold" style:font-weight-asian="bold" style:font-weight-complex="bold"/>
    </style:style>
    <style:style style:name="T15" style:parent-style-name="Standardnípísmoodstavce" style:family="text">
      <style:text-properties fo:font-weight="bold" style:font-weight-asian="bold"/>
    </style:style>
    <style:style style:name="P16" style:parent-style-name="Základnítext" style:family="paragraph"/>
    <style:style style:name="P17" style:parent-style-name="Základnítext" style:family="paragraph"/>
    <style:style style:name="P18" style:parent-style-name="Základnítext" style:family="paragraph"/>
    <style:style style:name="P19" style:parent-style-name="Základnítext" style:family="paragraph"/>
    <style:style style:name="P20" style:parent-style-name="Základnítext" style:family="paragraph"/>
    <style:style style:name="P21" style:parent-style-name="Základnítext" style:family="paragraph"/>
    <style:style style:name="P22" style:parent-style-name="Základnítext" style:family="paragraph"/>
    <style:style style:name="P23" style:parent-style-name="Základnítext" style:family="paragraph"/>
    <style:style style:name="P24" style:parent-style-name="Základnítext" style:family="paragraph">
      <style:text-properties fo:font-weight="bold" style:font-weight-asian="bold"/>
    </style:style>
    <style:style style:name="T25" style:parent-style-name="Silné" style:family="text">
      <style:text-properties style:font-weight-complex="normal"/>
    </style:style>
    <style:style style:name="P26" style:parent-style-name="Normální" style:family="paragraph">
      <style:paragraph-properties fo:text-align="justify"/>
    </style:style>
    <style:style style:name="P27" style:parent-style-name="Základnítext" style:family="paragraph">
      <style:text-properties fo:background-color="#FFFF00"/>
    </style:style>
    <style:style style:name="P28" style:parent-style-name="Normální" style:family="paragraph">
      <style:text-properties fo:background-color="#FFFF00"/>
    </style:style>
    <style:style style:name="P29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p. zn.</text:p>
            <text:p text:style-name="Normální">Naše č. j.</text:p>
            <text:p text:style-name="Normální">Datum</text:p>
          </table:table-cell>
          <table:table-cell table:style-name="TableCell11">
            <text:p text:style-name="Normální">K106 33/2020</text:p>
            <text:p text:style-name="Normální">KVOP-17921/2020</text:p>
            <text:p text:style-name="Normální">22. 05. 2020</text:p>
          </table:table-cell>
          <table:table-cell table:style-name="TableCell12">
            <text:p text:style-name="Normální">Vážená paní</text:p>
            <text:p text:style-name="Normální">V. Š.</text:p>
            <text:p text:style-name="Normální"/>
            <text:p text:style-name="Normální"/>
            <text:p text:style-name="P13"/>
            <text:p text:style-name="Normální"><text:span text:style-name="T14">e-mail:<text:s/></text:span></text:p>
          </table:table-cell>
        </table:table-row>
      </table:table>
      <text:h text:style-name="Nadpis1" text:outline-level="1">Sdělení o poskytnutí informace a rozhodnutí o částečném odmítnutí žádosti</text:h>
      <text:p text:style-name="Základnítext">Vážená paní<text:s/>Š.,</text:p>
      <text:p text:style-name="Základnítext">dne 5. května 2020 byla do Kanceláře veřejného ochránce práv doručena Vaše žádost podle zákona č. 106/1999 Sb., o svobodném přístupu k informacím, ve znění pozdějších předpisů. V návaznosti na článek pro Deník N ze dne 28. dubna 2019<text:span text:style-name="Značkapozn.podčarou"><text:note text:note-class="footnote" text:id="_ftn0"><text:note-citation>1</text:note-citation><text:note-body><text:p text:style-name="Textpozn.podčarou"><text:s/>Jde patrně o nepřesný údaj, neboť v rámci dohledávání podkladů k vyřízení této žádosti o informace a na základě veřejně dostupných informací na internetu tento článek s uvedeným nadpisem vyšel dne 28. dubna 2020.</text:p></text:note-body></text:note></text:span><text:s/>„Šátková kauza končí. Studentka vzala zpět žalobu, ačkoliv<text:s/>uspěla u Nejvyššího soudu“ žádáte ombudsmana o <text:span text:style-name="T15">informace ze spisu, který má Kancelář k dispozici</text:span><text:span text:style-name="Značkapozn.podčarou"><text:note text:note-class="footnote" text:id="_ftn1"><text:note-citation>2</text:note-citation><text:note-body><text:p text:style-name="Textpozn.podčarou"><text:s/>Jednotlivé dotazy byly pro větší přehlednost očíslovány.</text:p></text:note-body></text:note></text:span>:</text:p>
      <text:list text:style-name="LFO3" text:continue-numbering="true">
        <text:list-item>
          <text:p text:style-name="P16">Na základě jakých informací ze spisového materiálu jste od začátku (tj. od doby podání stížnosti<text:s/>do doby, než Vám věc vzala Šabatová) věděl, že studentka neumí česky. Prosím o doložení informace, kdy byla tato informace Kanceláři doručena a na kterém čísle jednacím spisu je vedena.</text:p>
        </text:list-item>
        <text:list-item>
          <text:p text:style-name="P17">Žádám o informaci, jakou roli hrála znalost češtiny v případu v kontextu rozhodnutí Nejvyššího soudu ČR v tomto případě.</text:p>
        </text:list-item>
        <text:list-item>
          <text:p text:style-name="P18">Na základě jakých informací ze spisového materiálu jste od začátku (tj. od doby podání stížností do doby, než Vám věc vzala Šabatová) věděl, že studentka zničila své doklady. Prosím o doložení informace, kdy byla tato informace Kanceláři doručena a na kterém čísle jednacím spisu je vedena.</text:p>
        </text:list-item>
        <text:list-item>
          <text:p text:style-name="P19">Na základě jakých informací ze spisového materiálu uvádíte, že žalobkyně navštívila úřad ombudsmana. Kdy se jednání uskutečnilo, které úřední osoby se ho účastnily a co bylo jeho předmětem.</text:p>
        </text:list-item>
        <text:list-item>
          <text:p text:style-name="P20">Dále žádám o informaci, na základě jakého ustanovení zákona o veřejném ochránci práv jste jednal, když jste se opakovaně účastnil soudních jednání u obvodního soudu, který projednávala v prvním stupni tuto kauzu? Pokud jste se těchto jednání neúčastnil jako veřejný funkcionář (zástupce ochránkyně), doložte prosím jako osoba placená z peněz daňových poplatníků, že jste čerpal řádnou dovolenou.</text:p>
        </text:list-item>
        <text:list-item>
          <text:p text:style-name="P21">Jaká akce a z jakého důvodu Vám byla podezřelá (viz Vaše mediální vyjádření)?</text:p>
        </text:list-item>
        <text:list-item>
          <text:p text:style-name="P22">Poskytněte informace, kolik lidí, kteří k vám podají stížnost, se opakovaně průměrně jednou za rok vrací osobně do Kanceláře ombudsmana? (viz Vaše mediální vyjádření k neobvyklému jednání žalobkyně).</text:p>
        </text:list-item>
        <text:list-item>
          <text:p text:style-name="P23">Prosím o informaci, jakou má právní důležitost, že studentka nebyla studentkou školy a zničila své doklady v kontextu odůvodnění rozhodnutí Nejvyššího soudu, který dal žalobkyni za pravdu a shledal v postupu školy nepřímou diskriminaci.</text:p>
        </text:list-item>
      </text:list>
      <text:p text:style-name="Základnítext">K výše uvedeným dotazům uvádím následující.<text:s/></text:p>
      <text:p text:style-name="Základnítext">K bodu 4: Informace o návštěvě žalobkyně v Kanceláři veřejného ochránce práv není přesná. Informace vznikla pravděpodobně nepřesným sdělením a aktuálně nelze zjistit, jak k tomu došlo. Předmětné jednání s žalobkyní se uskutečnilo dne 11. března 2014 nikoli v prostorách Kanceláře veřejného ochránce práv,<text:s/>ale v prostorách O. Jednání s žalobkyní se za Kancelář veřejného ochránce práv účastnili Mgr. Anna Šabatová, Ph.D., veřejná ochránkyně práv, Mgr. Petra Zdražilová, vedoucí odboru právního, Mgr. Petr Polák, vedoucí oddělení rovného zacházení. Za O.<text:s/>se účastnila právnička této organizace. Předmětem jednání bylo sdělení podrobnějších informací ze strany žalobkyně o skutečnostech souvisejících s jejím případem. Tato informace vyplývá z úředního záznamu<text:s/>ve spisu sp. zn. 173/2013/VOP, ze dne 11. dubna 2014.</text:p>
      <text:p text:style-name="Základnítext">K bodu 5: Zástupce veřejné ochránkyně práv v rámci účasti na soudních řízeních nikterak nejednal, jak je žadatelkou uváděno. Soudního řízení se účastnil jako veřejnost. Zástupce veřejné ochránkyně práv<text:s/>se soudních jednání účastnil ve svém volném čase.</text:p>
      <text:p text:style-name="Základnítext">K bodu 7: K uvedenému obecnému dotazu lze uvést, že je běžnou praxí, že někteří stěžovatelé po podání stížnosti požádají o zprostředkování schůzky (jednání) s veřejným ochráncem práv, zástupcem veřejného ochránce práv či v konkrétních případech s právníkem pověřeným vypracováním podkladů. V případech, kdy to je pro vyřizování podání nezbytné či vhodné, se tyto schůzky běžně uskutečňují.</text:p>
      <text:p text:style-name="Základnítext">Kancelář veřejného ochránce práv nevede seznam osob, které po podání<text:s/>své stížnosti požadují osobní setkání a ani nemá povinnost takový seznam vést. Pokud by však stěžovatelka stála o informace tohoto charakteru a upřesnila svůj dotaz (např. za jaké období, v jakých oblastech působnosti atp.), bylo by možné tyto informace v rámci mimořádně rozsáhlého vyhledávání vyhledat a poskytnout.</text:p>
      <text:p text:style-name="P24">současně</text:p>
      <text:p text:style-name="Základnítext">V souladu s § 15 a § 20 odst. 4 písm. a) zákona č. 106/1999 Sb., o svobodném přístupu k informacím, ve znění pozdějších předpisů, ve spojení s § 67 a násl. zákona č. 500/2004 Sb., správního řádu, ve znění pozdějších předpisů, vydává Kancelář veřejného ochránce práv jako povinný subjekt podle § 2 odst. 1 zákona o svobodném přístupu k informacím a současně jako osoba pověřená veřejným ochráncem práv k plnění povinností veřejného ochránce práv podle zákona o svobodném přístupu k informacím na základě § 25 odst. 2 zákona č. 349/1999 Sb., o veřejném ochránci práv, ve znění pozdějších předpisů,</text:p>
      <text:soft-page-break/>
      <text:h text:style-name="Nadpis1" text:outline-level="1">rozhodnutí,</text:h>
      <text:p text:style-name="Základnítext">kterým se<text:s/><text:span text:style-name="T25">částečně odmítá</text:span><text:s/>žádost paní V. Š., nar. dne X, trvale bytem X ze dne 5. 5., podle ustanovení § 2 odst. 4 zákona o svobodném přístupu k informacím v bodech 1, 2, 3, 6 a 8.</text:p>
      <text:h text:style-name="Nadpis1" text:outline-level="1">Odůvodnění</text:h>
      <text:p text:style-name="P26">Dne 5. května se na  Kancelář veřejného ochránce práv obrátila V. Š. s žádostí o zodpovězení dotazů podle zákona o svobodném přístupu k informacím.</text:p>
      <text:p text:style-name="Základnítext">Požadovala následující informace:</text:p>
      <text:p text:style-name="Základnítext">1.<text:tab/>Na základě jakých informací ze spisového materiálu jste od začátku (tj. od doby podání stížnosti do doby, než Vám věc vzala Šabatová) věděl, že studentka neumí česky. Prosím o doložení informace, kdy byla tato informace Kanceláři doručena a na kterém čísle jednacím spisu je vedena.</text:p>
      <text:p text:style-name="Základnítext">V souladu s ustanovením § 2 odst. 4 zákona o svobodném přístupu k informacím byla žádost o tuto informaci v rozsahu dotazu na názor odmítnuta. Současně se poskytuje informace, že žadatelkou požadovaná informace není ve spisu za požadované období evidována.</text:p>
      <text:p text:style-name="Základnítext">2.<text:tab/>Žádám o informaci, jakou roli hrála znalost češtiny v případu v kontextu rozhodnutí Nejvyššího soudu ČR v tomto případě.</text:p>
      <text:p text:style-name="Základnítext">V souladu s ustanovením § 2 odst. 4 zákona o svobodném přístupu<text:s/>k informacím byla žádost o tuto informaci odmítnuta, neboť žadatelka učinila dotaz na názor.</text:p>
      <text:p text:style-name="Základnítext">3.<text:tab/>Na základě jakých informací ze spisového materiálu jste od začátku (tj. od doby podání stížností do doby, než Vám věc vzala Šabatová) věděl, že studentka zničila své doklady. Prosím o doložení informace, kdy byla tato informace Kanceláři doručena a na kterém čísle jednacím spisu je vedena.</text:p>
      <text:p text:style-name="Základnítext">V souladu s ustanovením § 2 odst. 4 zákona o svobodném přístupu k informacím byla žádost o tuto informaci v rozsahu dotazu na názor odmítnuta. Současně se poskytuje informace, že žadatelkou požadovaná informace není ve spisu za požadované období evidována.</text:p>
      <text:p text:style-name="Základnítext">6.<text:tab/>Jaká akce a z jakého důvodu Vám byla podezřelá (viz Vaše mediální vyjádření)?</text:p>
      <text:p text:style-name="Základnítext">V souladu s ustanovením § 2 odst. 4 zákona<text:s/>o svobodném přístupu k informacím byla žádost o tuto informaci odmítnuta, neboť žadatelka učinila dotaz na názor.</text:p>
      <text:p text:style-name="Základnítext">8.<text:tab/>Prosím o informaci, jakou má právní důležitost, že studentka nebyla studentkou školy a zničila své doklady v kontextu odůvodnění rozhodnutí<text:s/>Nejvyššího soudu, který dal žalobkyni za pravdu a shledal v postupu školy nepřímou diskriminaci.</text:p>
      <text:p text:style-name="Základnítext">V souladu s ustanovením § 2 odst. 4 zákona o svobodném přístupu k informacím byla žádost o tuto informaci odmítnuta, neboť žadatelka učinila dotaz na názor.</text:p>
      <text:soft-page-break/>
      <text:p text:style-name="Základnítext">V<text:s/>souladu s výše uvedeným ustanovením se povinnost poskytovat informace netýká dotazů na názory, budoucí rozhodnutí a vytváření nových informací. Veškeré ostatní požadované informace byly žadatelce poskytnuty a doručeny spolu s tímto rozhodnutím.</text:p>
      <text:p text:style-name="Základnítext">K výše uvedenému lze pro úplnost dodat, že dotazy žadatelky, odvislé od mediálního vyjádření ombudsmana a vztahující se ke zjištění informace, kde jsou v příslušném spisu zachyceny, míří jak na názory ombudsmana, tak na poskytnutí informace ze spisu. Kancelář veřejného ochránce práv si je vědoma judikatury Nejvyššího správního soudu<text:span text:style-name="Značkapozn.podčarou"><text:note text:note-class="footnote" text:id="_ftn2"><text:note-citation>3</text:note-citation><text:note-body><text:p text:style-name="Textpozn.podčarou"><text:s/>Rozsudek ze dne 22. září 2010 (č.j. 4 As 23/2010-61); cit. právní věty: „Není povinností povinných subjektů jakkoliv blíže a podrobněji vysvětlovat či odůvodňovat závěry, tvrzení, stanoviska či názory svých představitelů (§ 2 odst. 4 zákona o svobodném přístupu k informacím). Pokud však mají k dispozici dokumenty, které s těmito závěry, tvrzeními, stanovisky či názory souvisí, protože na jejich základě byly učiněny, je třeba, aby je povinné subjekty k žádosti poskytly, nebrání-li tomu jiný zákonem daný důvod.“</text:p></text:note-body></text:note></text:span><text:s/>a proto i když nemohla zodpovědět dotaz na názor, snažila se v rámci maximální vstřícnosti poskytnout alespoň informaci, že žadatelkou požadované informace ve spisu založeny nejsou.</text:p>
      <text:h text:style-name="Nadpis1" text:outline-level="1">Poučení</text:h>
      <text:p text:style-name="Základnítext">Proti tomuto rozhodnutí lze podle § 16 zákona o svobodném přístupu k informacím podat ve lhůtě 15 dnů od jeho doručení odvolání k Úřadu pro ochranu osobních údajů prostřednictvím Kanceláře veřejného ochránce práv.</text:p>
      <text:p text:style-name="P27"/>
      <text:p text:style-name="P28"/>
      <text:p text:style-name="podpis">JUDr. Pavel Pořízek, Ph.D. v.<text:s/>r.</text:p>
      <text:p text:style-name="podpis">vedoucí Kanceláře veřejného ochránce práv</text:p>
      <text:p text:style-name="podpis">(dopis je opatřen elektronickým podpisem)</text:p>
      <text:p text:style-name="P29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top="0.3333in" fo:margin-bottom="0.1666in" fo:line-height="104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 fo:margin-top="0.25in" fo:line-height="104%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Calibri" fo:font-weight="bold" style:font-weight-asian="bold" fo:font-style="normal" style:font-style-asian="normal" style:text-line-through-type="none" fo:color="#008576" style:text-position="super 65.2%" fo:font-size="11.5pt" style:font-size-asian="11.5pt"/>
    </style:style>
    <style:style style:name="Hypertextovýodkaz" style:display-name="Hypertextový odkaz" style:family="text">
      <style:text-properties style:font-name="Calibri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 style:text-underline-color="font-color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výraznění" style:display-name="Zvý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>
      <style:text-properties style:font-name="Calibri" fo:font-size="11.5pt" style:font-size-asian="11.5pt" style:font-size-complex="12pt"/>
    </style:style>
    <style:style style:name="Textpozn.podčarouChar" style:display-name="Text pozn. pod čarou Char" style:family="text">
      <style:text-properties style:font-name="Calibri"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style:font-name="Calibri" fo:font-weight="bold" style:font-weight-asian="bold" fo:color="#008576" fo:font-size="12pt" style:font-size-asian="12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>
        <style:tab-stops>
          <style:tab-stop style:type="left" style:position="-0.1062in"/>
        </style:tab-stops>
      </style:paragraph-properties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>
      <style:text-properties style:font-name="Calibri" fo:font-size="11pt" style:font-size-asian="11pt" style:font-size-complex="12pt"/>
    </style:style>
    <style:style style:name="E" style:display-name="E" style:family="paragraph">
      <style:text-properties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style:font-name-asian="Calibri" fo:font-size="11pt" style:font-size-asian="11pt" style:font-size-complex="11pt" fo:hyphenate="false"/>
    </style:style>
    <style:style style:name="ProstýtextChar" style:display-name="Prostý text Char" style:family="text">
      <style:text-properties style:font-name="Calibri" style:font-name-asian="Calibri" fo:font-size="11pt" style:font-size-asian="11pt" style:font-size-complex="11pt"/>
    </style:style>
    <style:style style:name="Datum" style:display-name="Datum" style:family="paragraph" style:parent-style-name="Normální" style:next-style-name="Normální">
      <style:paragraph-properties fo:margin-left="3.9375in">
        <style:tab-stops/>
      </style:paragraph-properties>
      <style:text-properties fo:hyphenate="false"/>
    </style:style>
    <style:style style:name="DatumChar" style:display-name="Datum Char" style:family="text">
      <style:text-properties style:font-name="Calibri" fo:font-size="11.5pt" style:font-size-asian="11.5pt" style:font-size-complex="12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16" style:display-name="LFO16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 style:text-emphasize="none"/>
    </style:style>
    <text:list-style style:name="LFO18" style:display-name="LFO18">
      <text:list-level-style-number text:level="1" text:style-name="WW_CharLFO2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65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0.45278in" svg:y="0.45278in" svg:width="3.13403in" svg:height="0.57083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Kancelář veřejného ochránce práv, Údolní 39, 602 00 Brno, tel.: (+420) 542 542 111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subject/>
    <meta:initial-creator>Půček Pavel Mgr.</meta:initial-creator>
    <dc:creator>Bádrová Pavlína Mgr.</dc:creator>
    <meta:creation-date>2020-05-29T08:43:00Z</meta:creation-date>
    <dc:date>2020-05-29T08:47:00Z</dc:date>
    <meta:print-date>2016-06-27T06:08:00Z</meta:print-date>
    <meta:template xlink:href="05_odložení" xlink:type="simple"/>
    <meta:editing-cycles>4</meta:editing-cycles>
    <meta:editing-duration>PT240S</meta:editing-duration>
    <meta:user-defined meta:name="ContentTypeId">0x010100D3A71DC738674B4893D02C4CA0E22FAC</meta:user-defined>
    <meta:user-defined meta:name="datum vzniku"/>
    <meta:document-statistic meta:page-count="4" meta:paragraph-count="16" meta:word-count="1213" meta:character-count="8356" meta:row-count="59" meta:non-whitespace-character-count="7159"/>
  </office:meta>
</office:document-meta>
</file>